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Tahoma1" svg:font-family="Tahoma"/>
    <style:font-face style:name="Times New Roman2" svg:font-family="'Times New Roman', serif"/>
    <style:font-face style:name="Times" svg:font-family="Times, 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Gras" style:font-family-generic="swiss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Text_20_body">
      <style:text-properties fo:language="en" fo:country="GB"/>
    </style:style>
    <style:style style:name="P4" style:family="paragraph" style:parent-style-name="Text_20_body">
      <style:paragraph-properties fo:margin-left="2.499cm" fo:margin-right="0cm" fo:margin-top="0cm" fo:margin-bottom="0cm" style:contextual-spacing="false" fo:keep-together="always" fo:text-indent="0cm" style:auto-text-indent="false"/>
      <style:text-properties style:font-name="Times" fo:font-size="10pt" fo:language="en" fo:country="US" fo:font-weight="bold" fo:background-color="transparent"/>
    </style:style>
    <style:style style:name="P5" style:family="paragraph" style:parent-style-name="Text_20_body">
      <style:paragraph-properties fo:margin-left="2.499cm" fo:margin-right="0cm" fo:margin-top="0cm" fo:margin-bottom="0cm" style:contextual-spacing="false" fo:keep-together="always" fo:text-indent="0cm" style:auto-text-indent="false"/>
      <style:text-properties style:font-name="Times" fo:font-size="10pt" fo:language="en" fo:country="US" fo:background-color="transparent"/>
    </style:style>
    <style:style style:name="P6" style:family="paragraph" style:parent-style-name="Text_20_body">
      <style:paragraph-properties fo:margin-left="2.499cm" fo:margin-right="0cm" fo:margin-top="0cm" fo:margin-bottom="0cm" style:contextual-spacing="false" fo:keep-together="always" fo:text-indent="0cm" style:auto-text-indent="false"/>
      <style:text-properties style:font-name="Times" fo:font-size="10pt" fo:language="en" fo:country="US" fo:font-style="italic" fo:background-color="transparent"/>
    </style:style>
    <style:style style:name="P7" style:family="paragraph" style:parent-style-name="Text_20_body">
      <style:paragraph-properties fo:margin-left="3.752cm" fo:margin-right="0cm" fo:margin-top="0cm" fo:margin-bottom="0cm" style:contextual-spacing="false" fo:keep-together="always" fo:text-indent="0cm" style:auto-text-indent="false"/>
      <style:text-properties style:font-name="Times" fo:font-size="10pt" fo:language="en" fo:country="US" fo:background-color="transparent"/>
    </style:style>
    <style:style style:name="P8" style:family="paragraph" style:parent-style-name="Text_20_body">
      <style:paragraph-properties fo:margin-top="0cm" fo:margin-bottom="0cm" style:contextual-spacing="false"/>
      <style:text-properties fo:language="en" fo:country="US"/>
    </style:style>
    <style:style style:name="P9" style:family="paragraph" style:parent-style-name="Text_20_body">
      <style:paragraph-properties fo:margin-top="0cm" fo:margin-bottom="0cm" style:contextual-spacing="false"/>
      <style:text-properties fo:language="en" fo:country="US" fo:background-color="transparent"/>
    </style:style>
    <style:style style:name="P10" style:family="paragraph" style:parent-style-name="Text_20_body">
      <style:paragraph-properties fo:margin-top="0cm" fo:margin-bottom="0cm" style:contextual-spacing="false" fo:keep-together="always"/>
      <style:text-properties fo:language="en" fo:country="US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/>
      <style:text-properties fo:language="en" fo:country="US"/>
    </style:style>
    <style:style style:name="P12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language="en" fo:country="US" fo:font-weight="bold" fo:background-color="transparent"/>
    </style:style>
    <style:style style:name="P13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14" style:family="paragraph" style:parent-style-name="Text_20_body">
      <style:paragraph-properties fo:margin-left="1.251cm" fo:margin-right="0cm" fo:margin-top="0cm" fo:margin-bottom="0cm" style:contextual-spacing="false" fo:keep-together="always" fo:text-indent="0cm" style:auto-text-indent="false"/>
      <style:text-properties fo:language="en" fo:country="US"/>
    </style:style>
    <style:style style:name="P15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style:font-name="Times" fo:font-size="10pt" fo:language="en" fo:country="US" fo:background-color="transparent"/>
    </style:style>
    <style:style style:name="P16" style:family="paragraph" style:parent-style-name="Text_20_body">
      <style:paragraph-properties fo:margin-left="1.251cm" fo:margin-right="0cm" fo:margin-top="0cm" fo:margin-bottom="0cm" style:contextual-spacing="false" fo:keep-together="always" fo:text-indent="0cm" style:auto-text-indent="false"/>
      <style:text-properties style:font-name="Times" fo:font-size="10pt" fo:language="en" fo:country="US" fo:background-color="transparent"/>
    </style:style>
    <style:style style:name="P17" style:family="paragraph" style:parent-style-name="Text_20_body">
      <style:paragraph-properties fo:margin-left="1.251cm" fo:margin-right="0cm" fo:margin-top="0cm" fo:margin-bottom="0cm" style:contextual-spacing="false" fo:text-indent="0cm" style:auto-text-indent="false" fo:padding="0.049cm" fo:border="0.99pt solid #000000"/>
      <style:text-properties style:font-name="Times" fo:font-size="10pt" fo:language="en" fo:country="US" fo:background-color="transparent"/>
    </style:style>
    <style:style style:name="P18" style:family="paragraph" style:parent-style-name="Text_20_body">
      <style:paragraph-properties fo:margin-left="1.251cm" fo:margin-right="0cm" fo:margin-top="0cm" fo:margin-bottom="0cm" style:contextual-spacing="false" fo:keep-together="always" fo:text-indent="0cm" style:auto-text-indent="false" fo:padding="0.049cm" fo:border="0.99pt solid #000000"/>
      <style:text-properties style:font-name="Times" fo:font-size="10pt" fo:language="en" fo:country="US" fo:background-color="transparent"/>
    </style:style>
    <style:style style:name="P19" style:family="paragraph" style:parent-style-name="Text_20_body">
      <style:paragraph-properties fo:margin-left="1.251cm" fo:margin-right="0cm" fo:margin-top="0cm" fo:margin-bottom="0cm" style:contextual-spacing="false" fo:keep-together="always" fo:text-indent="0cm" style:auto-text-indent="false" fo:padding="0.049cm" fo:border="0.99pt solid #000000"/>
      <style:text-properties fo:language="en" fo:country="US" fo:background-color="transparent"/>
    </style:style>
    <style:style style:name="P20" style:family="paragraph" style:parent-style-name="Text_20_body">
      <style:paragraph-properties fo:margin-left="1.251cm" fo:margin-right="0cm" fo:margin-top="0cm" fo:margin-bottom="0cm" style:contextual-spacing="false" fo:keep-together="always" fo:text-indent="0cm" style:auto-text-indent="false" fo:padding="0.049cm" fo:border="0.99pt solid #000000"/>
      <style:text-properties fo:font-size="10pt" fo:language="en" fo:country="US" fo:background-color="transparent"/>
    </style:style>
    <style:style style:name="P21" style:family="paragraph" style:parent-style-name="Text_20_body">
      <style:paragraph-properties fo:margin-left="1.251cm" fo:margin-right="0cm" fo:text-indent="0cm" style:auto-text-indent="false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fo:language="en" fo:country="US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fo:language="en" fo:country="US" fo:font-weight="bold" style:font-weight-asian="bold" style:font-weight-complex="bold"/>
    </style:style>
    <style:style style:name="P24" style:family="paragraph" style:parent-style-name="Text_20_body">
      <style:paragraph-properties fo:margin-left="1.251cm" fo:margin-right="0cm" fo:text-indent="0cm" style:auto-text-indent="false" fo:padding="0.049cm" fo:border="0.99pt solid #000000" style:shadow="none"/>
      <style:text-properties fo:language="en" fo:country="US"/>
    </style:style>
    <style:style style:name="P25" style:family="paragraph" style:parent-style-name="Text_20_body">
      <style:paragraph-properties fo:margin-left="3.75cm" fo:margin-right="0cm" fo:margin-top="0cm" fo:margin-bottom="0cm" style:contextual-spacing="false" fo:keep-together="always" fo:text-indent="0cm" style:auto-text-indent="false"/>
      <style:text-properties style:font-name="Times" fo:font-size="10pt" fo:language="en" fo:country="US" fo:background-color="transparent"/>
    </style:style>
    <style:style style:name="P26" style:family="paragraph" style:parent-style-name="Text_20_body">
      <style:paragraph-properties fo:margin-left="3.75cm" fo:margin-right="0cm" fo:margin-top="0cm" fo:margin-bottom="0cm" style:contextual-spacing="false" fo:keep-together="always" fo:text-indent="0cm" style:auto-text-indent="false"/>
      <style:text-properties style:font-name="Times" fo:font-size="10pt" fo:language="en" fo:country="US" fo:font-style="italic" fo:background-color="transparent"/>
    </style:style>
    <style:style style:name="P27" style:family="paragraph" style:parent-style-name="Text_20_body">
      <style:paragraph-properties fo:margin-left="2.501cm" fo:margin-right="0cm" fo:margin-top="0cm" fo:margin-bottom="0cm" style:contextual-spacing="false" fo:keep-together="always" fo:text-indent="0cm" style:auto-text-indent="false"/>
      <style:text-properties style:font-name="Times" fo:font-size="10pt" fo:language="en" fo:country="US" fo:background-color="transparent"/>
    </style:style>
    <style:style style:name="P28" style:family="paragraph" style:parent-style-name="Text_20_body">
      <style:paragraph-properties fo:margin-left="2.501cm" fo:margin-right="0cm" fo:text-indent="0cm" style:auto-text-indent="false"/>
      <style:text-properties fo:language="en" fo:country="US"/>
    </style:style>
    <style:style style:name="P29" style:family="paragraph" style:parent-style-name="Standard" style:list-style-name="L1">
      <style:paragraph-properties fo:margin-left="4.001cm" fo:margin-right="0cm" fo:text-indent="0cm" style:auto-text-indent="false"/>
      <style:text-properties style:font-name="Times New Roman1" fo:font-size="10pt" fo:language="en" fo:country="US" style:font-size-asian="10pt" style:font-size-complex="10pt"/>
    </style:style>
    <style:style style:name="P30" style:family="paragraph" style:parent-style-name="Standard" style:list-style-name="L1">
      <style:paragraph-properties fo:margin-left="2.498cm" fo:margin-right="0cm" fo:text-indent="0cm" style:auto-text-indent="false"/>
      <style:text-properties style:font-name="Times New Roman1" fo:font-size="10pt" fo:language="en" fo:country="US" style:font-size-asian="10pt" style:font-size-complex="10pt"/>
    </style:style>
    <style:style style:name="P31" style:family="paragraph" style:parent-style-name="Heading_20_1">
      <style:text-properties fo:language="en" fo:country="GB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Text_20_body" style:list-style-name="L1">
      <style:paragraph-properties fo:margin-left="2.499cm" fo:margin-right="0cm" fo:margin-top="0cm" fo:margin-bottom="0cm" style:contextual-spacing="false" fo:text-indent="0cm" style:auto-text-indent="false"/>
      <style:text-properties style:font-name="Times New Roman1" fo:font-size="10pt" fo:language="en" fo:country="US" fo:background-color="transparent" style:font-size-asian="10pt" style:font-size-complex="10pt"/>
    </style:style>
    <style:style style:name="P34" style:family="paragraph" style:parent-style-name="Text_20_body" style:list-style-name="L1">
      <style:paragraph-properties fo:margin-left="2.499cm" fo:margin-right="0cm" fo:margin-top="0cm" fo:margin-bottom="0cm" style:contextual-spacing="false" fo:text-indent="0cm" style:auto-text-indent="false"/>
      <style:text-properties style:font-name="Times New Roman1" fo:font-size="10pt" fo:language="en" fo:country="US" fo:font-style="normal" fo:background-color="transparent" style:font-size-asian="10pt" style:font-style-asian="normal" style:font-size-complex="10pt" style:font-style-complex="normal"/>
    </style:style>
    <style:style style:name="P35" style:family="paragraph" style:parent-style-name="Text_20_body" style:list-style-name="L1">
      <style:paragraph-properties fo:margin-left="2.499cm" fo:margin-right="0cm" fo:margin-top="0cm" fo:margin-bottom="0cm" style:contextual-spacing="false" fo:text-indent="0cm" style:auto-text-indent="false"/>
      <style:text-properties style:font-name="Times" fo:font-size="10pt" fo:language="en" fo:country="US" fo:background-color="transparent" style:font-size-asian="10pt" style:font-size-complex="10pt"/>
    </style:style>
    <style:style style:name="P36" style:family="paragraph" style:parent-style-name="Text_20_body" style:list-style-name="L1">
      <style:paragraph-properties fo:margin-left="3.752cm" fo:margin-right="0cm" fo:margin-top="0cm" fo:margin-bottom="0cm" style:contextual-spacing="false" fo:text-indent="0cm" style:auto-text-indent="false"/>
      <style:text-properties style:font-name="Times New Roman1" fo:font-size="10pt" fo:language="en" fo:country="US" fo:background-color="transparent" style:font-size-asian="10pt" style:font-size-complex="10pt"/>
    </style:style>
    <style:style style:name="P37" style:family="paragraph" style:parent-style-name="Text_20_body" style:list-style-name="L2">
      <style:paragraph-properties fo:margin-top="0cm" fo:margin-bottom="0cm" style:contextual-spacing="false" fo:keep-together="always"/>
      <style:text-properties style:font-name="Times" fo:font-size="10pt" fo:language="en" fo:country="US" fo:background-color="transparent"/>
    </style:style>
    <style:style style:name="P38" style:family="paragraph" style:parent-style-name="Text_20_body" style:list-style-name="L3">
      <style:paragraph-properties fo:margin-top="0cm" fo:margin-bottom="0cm" style:contextual-spacing="false" fo:keep-together="always"/>
      <style:text-properties style:font-name="Times" fo:font-size="10pt" fo:language="en" fo:country="US" fo:background-color="transparent"/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rial"/>
    </style:style>
    <style:style style:name="T7" style:family="text">
      <style:text-properties style:font-name="Arial" fo:font-style="italic"/>
    </style:style>
    <style:style style:name="T8" style:family="text">
      <style:text-properties style:font-name="Times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size-asian="10pt" style:font-size-complex="10pt"/>
    </style:style>
    <style:style style:name="T12" style:family="text">
      <style:text-properties fo:background-color="transparent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style:font-size-asian="10pt" style:font-size-complex="10pt"/>
    </style:style>
    <style:style style:name="T15" style:family="text">
      <style:text-properties style:font-name="Times New Roman1" fo:font-style="normal" style:font-size-asian="10pt" style:font-style-asian="normal" style:font-size-complex="10pt" style:font-style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language="en" fo:country="US"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<text:bookmark-start text:name="__RefHeading__584_62128461"/>Schematic files format:<text:bookmark-end text:name="__RefHeading__584_62128461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</text:p>
          </text:index-title>
          <text:p text:style-name="P39"><text:a xlink:type="simple" xlink:href="#__RefHeading__584_62128461" text:style-name="Internet_20_link" text:visited-style-name="Internet_20_link">1 - Schematic files format:<text:tab/>1</text:a></text:p>
          <text:p text:style-name="P40"><text:a xlink:type="simple" xlink:href="#__RefHeading__586_62128461" text:style-name="Internet_20_link" text:visited-style-name="Internet_20_link">1.1 - Units<text:tab/>1</text:a></text:p>
          <text:p text:style-name="P40"><text:a xlink:type="simple" xlink:href="#__RefHeading__588_62128461" text:style-name="Internet_20_link" text:visited-style-name="Internet_20_link">1.2 - Header<text:tab/>1</text:a></text:p>
          <text:p text:style-name="P40"><text:a xlink:type="simple" xlink:href="#__RefHeading__590_62128461" text:style-name="Internet_20_link" text:visited-style-name="Internet_20_link">1.3 - Description of a component<text:tab/>1</text:a></text:p>
          <text:p text:style-name="P40"><text:a xlink:type="simple" xlink:href="#__RefHeading__592_62128461" text:style-name="Internet_20_link" text:visited-style-name="Internet_20_link">1.4 - Description of a NoConnect symbol<text:tab/>2</text:a></text:p>
          <text:p text:style-name="P40"><text:a xlink:type="simple" xlink:href="#__RefHeading__594_62128461" text:style-name="Internet_20_link" text:visited-style-name="Internet_20_link">1.5 - Description of a hierarchical sheet symbol<text:tab/>2</text:a></text:p>
          <text:p text:style-name="P40"><text:a xlink:type="simple" xlink:href="#__RefHeading__596_62128461" text:style-name="Internet_20_link" text:visited-style-name="Internet_20_link">1.6 - Description of a text note<text:tab/>3</text:a></text:p>
          <text:p text:style-name="P40"><text:a xlink:type="simple" xlink:href="#__RefHeading__598_62128461" text:style-name="Internet_20_link" text:visited-style-name="Internet_20_link">1.7 - Description of a Global Label<text:tab/>3</text:a></text:p>
          <text:p text:style-name="P40"><text:a xlink:type="simple" xlink:href="#__RefHeading__600_62128461" text:style-name="Internet_20_link" text:visited-style-name="Internet_20_link">1.8 - Description of a Hierarchical label<text:tab/>3</text:a></text:p>
          <text:p text:style-name="P40"><text:a xlink:type="simple" xlink:href="#__RefHeading__602_62128461" text:style-name="Internet_20_link" text:visited-style-name="Internet_20_link">1.9 - Description of a label<text:tab/>3</text:a></text:p>
          <text:p text:style-name="P40"><text:a xlink:type="simple" xlink:href="#__RefHeading__604_62128461" text:style-name="Internet_20_link" text:visited-style-name="Internet_20_link">1.10 - Description of a junction<text:tab/>3</text:a></text:p>
          <text:p text:style-name="P40"><text:a xlink:type="simple" xlink:href="#__RefHeading__606_62128461" text:style-name="Internet_20_link" text:visited-style-name="Internet_20_link">1.11 - Description of a wire segment (Wire)<text:tab/>3</text:a></text:p>
          <text:p text:style-name="P40"><text:a xlink:type="simple" xlink:href="#__RefHeading__608_62128461" text:style-name="Internet_20_link" text:visited-style-name="Internet_20_link">1.12 - Description of a Bus segment<text:tab/>4</text:a></text:p>
          <text:p text:style-name="P40"><text:a xlink:type="simple" xlink:href="#__RefHeading__610_62128461" text:style-name="Internet_20_link" text:visited-style-name="Internet_20_link">1.13 - Description of a dotted line segment <text:tab/>4</text:a></text:p>
          <text:p text:style-name="P40"><text:a xlink:type="simple" xlink:href="#__RefHeading__612_62128461" text:style-name="Internet_20_link" text:visited-style-name="Internet_20_link">1.14 - Description of a bus entry<text:tab/>4</text:a></text:p>
          <text:p text:style-name="P40"><text:a xlink:type="simple" xlink:href="#__RefHeading__722_1530452691" text:style-name="Internet_20_link" text:visited-style-name="Internet_20_link">1.15 - Description of a Bitmap Image<text:tab/>4</text:a></text:p>
        </text:index-body>
      </text:table-of-content>
      <text:p text:style-name="P3"/>
      <text:h text:style-name="P32" text:outline-level="2"><text:bookmark-start text:name="__RefHeading__586_62128461"/>Units<text:bookmark-end text:name="__RefHeading__586_62128461"/></text:h>
      <text:p text:style-name="P2">Sizes and coordinates are given in mils (1/1000 inch)</text:p>
      <text:h text:style-name="P32" text:outline-level="2"><text:bookmark-start text:name="__RefHeading__588_62128461"/>Header<text:bookmark-end text:name="__RefHeading__588_62128461"/></text:h>
      <text:p text:style-name="P9">Format :</text:p>
      <text:p text:style-name="P12">EESchema Schematic File Version 1</text:p>
      <text:p text:style-name="P13"><text:span text:style-name="T1">LIBS:</text:span> <text:span text:style-name="T3">libraries list </text:span>(not used, for information only).</text:p>
      <text:p text:style-name="P13"><text:span text:style-name="T1">EELAYER</text:span> <text:span text:style-name="T3">nn mm</text:span> (<text:span text:style-name="T3">nn mm</text:span> not used, reserved)</text:p>
      <text:p text:style-name="P12">EELAYER END</text:p>
      <text:p text:style-name="P13"><text:span text:style-name="T1">$Descr</text:span> <text:span text:style-name="T6">Sheet size </text:span><text:span text:style-name="T7">dimx dimy</text:span><text:span text:style-name="T6"> (sheet size = A4..A0 ou A..E)</text:span></text:p>
      <text:p text:style-name="P13"><text:span text:style-name="T3">Title block description</text:span> (Texts of the title block)</text:p>
      <text:p text:style-name="P12">$EndDescr</text:p>
      <text:p text:style-name="P8"/>
      <text:p text:style-name="P18">EESchema Schematic Spins Version 1</text:p>
      <text:p text:style-name="P18">LIBS:brooktre, cypress, ttl, power, linear, memory, xilinx, idiot, aaci, INTEL, special, device, dsp</text:p>
      <text:p text:style-name="P18">EELAYER 20 0</text:p>
      <text:p text:style-name="P18">EELAYER END</text:p>
      <text:p text:style-name="P18">$Descr A3 16535 11700</text:p>
      <text:p text:style-name="P18">Sheet 1 4</text:p>
      <text:p text:style-name="P18">""</text:p>
      <text:p text:style-name="P18">Date “28 DEC 1996”</text:p>
      <text:p text:style-name="P18">Rev ""</text:p>
      <text:p text:style-name="P18">Comp ""</text:p>
      <text:p text:style-name="P18">Comment1 ""</text:p>
      <text:p text:style-name="P18">Comment2 ""</text:p>
      <text:p text:style-name="P18">Comment3 ""</text:p>
      <text:p text:style-name="P18">Comment4 ""</text:p>
      <text:p text:style-name="P18">$EndDescr</text:p>
      <text:p text:style-name="P8"/>
      <text:h text:style-name="P32" text:outline-level="2"><text:bookmark-start text:name="__RefHeading__590_62128461"/>Description of a component<text:bookmark-end text:name="__RefHeading__590_62128461"/></text:h>
      <text:p text:style-name="P16">Format:</text:p>
      <text:p text:style-name="P4">$Comp</text:p>
      <text:p text:style-name="P5"><text:span text:style-name="T1">L</text:span> name <text:span text:style-name="T3">reference</text:span></text:p>
      <text:p text:style-name="P5"><text:span text:style-name="T1">U</text:span> <text:span text:style-name="T3">N mm time_stamp</text:span></text:p>
      <text:p text:style-name="P5"><text:span text:style-name="T1">P </text:span><text:span text:style-name="T3">posx posy</text:span></text:p>
      <text:p text:style-name="P6">List of fields:</text:p>
      <text:p text:style-name="P5"><text:span text:style-name="T1">F </text:span><text:span text:style-name="T3">field_number “text” orientation posX posY size Flags</text:span> (see below)<text:span text:style-name="T5"> hjustify vjustify/italic/bold “name”</text:span></text:p>
      <text:p text:style-name="P25"><text:span text:style-name="T1">1 </text:span>posx posy (redundant: not used)</text:p>
      <text:p text:style-name="P25"><text:soft-page-break/>A B C B ( orientation matrix with A, B, C, D = - 1, 0 or 1)</text:p>
      <text:p text:style-name="P4">$EndComp</text:p>
      <text:p text:style-name="P16">Description of the fields:</text:p>
      <text:p text:style-name="P5">F n “text” orientation posx posy dimension flags<text:span text:style-name="T10"> hjustify vjustify/italic/bold “name”</text:span></text:p>
      <text:p text:style-name="P5">with n = field number (reference field = 0, value field = 1, N = 0..11 or more)</text:p>
      <text:p text:style-name="P5">orientation = H (horizontal) or V (vertical)<text:span text:style-name="T14">.</text:span></text:p>
      <text:list xml:id="list29582723" text:style-name="L1">
        <text:list-item>
          <text:p text:style-name="P33">n = field number :</text:p>
        </text:list-item>
        <text:list-item>
          <text:p text:style-name="P36">reference = 0.</text:p>
        </text:list-item>
        <text:list-item>
          <text:p text:style-name="P36">value = 1.</text:p>
        </text:list-item>
        <text:list-item>
          <text:p text:style-name="P36">Pcb FootPrint = 2.</text:p>
        </text:list-item>
        <text:list-item>
          <text:p text:style-name="P36">User doc link = 3.<text:tab/>At present time: not used (reserved)</text:p>
        </text:list-item>
        <text:list-item>
          <text:p text:style-name="P33">n = 4..11 = fields 1 to 8 (since January 2009 more than 8 field allowed, so n can be &gt; 11.</text:p>
        </text:list-item>
        <text:list-item>
          <text:p text:style-name="P33">text (delimited by double quotes)</text:p>
        </text:list-item>
        <text:list-item>
          <text:p text:style-name="P33">orientation = H (horizontal) or V (vertical).</text:p>
        </text:list-item>
        <text:list-item>
          <text:p text:style-name="P33">position X and Y</text:p>
        </text:list-item>
        <text:list-item>
          <text:p text:style-name="P33">dimension (default = 50)</text:p>
        </text:list-item>
        <text:list-item>
          <text:p text:style-name="P33">Flags: visibility = 0 (visible) or 1 (invisible)</text:p>
        </text:list-item>
        <text:list-item>
          <text:p text:style-name="P34">hjustify vjustify = L R C B or T</text:p>
        </text:list-item>
        <text:list-item>
          <text:p text:style-name="P29">L= left</text:p>
        </text:list-item>
        <text:list-item>
          <text:p text:style-name="P29">R = Right</text:p>
        </text:list-item>
        <text:list-item>
          <text:p text:style-name="P29">C = centre</text:p>
        </text:list-item>
        <text:list-item>
          <text:p text:style-name="P29">B = bottom</text:p>
        </text:list-item>
        <text:list-item>
          <text:p text:style-name="P29">T = Top</text:p>
        </text:list-item>
        <text:list-item>
          <text:p text:style-name="P30">Style: Italic = I or N ( <text:span text:style-name="T12">since January 2009)</text:span></text:p>
        </text:list-item>
        <text:list-item>
          <text:p text:style-name="P30">Style Bold = B or N ( <text:span text:style-name="T12">since January 2009)</text:span></text:p>
        </text:list-item>
        <text:list-item>
          <text:p text:style-name="P35">Name of the field<text:span text:style-name="T13"> (delimited by double quotes)</text:span> (only if it is not the default name)</text:p>
        </text:list-item>
      </text:list>
      <text:p text:style-name="P16"><text:span text:style-name="T11">Note: <text:s/></text:span><text:span text:style-name="T15">vjustify, <text:s/>Italic and <text:s/>Bold are in the same 3 chars word.</text:span></text:p>
      <text:p text:style-name="P15">Example:</text:p>
      <text:p text:style-name="P14"/>
      <text:p text:style-name="P18">Comp</text:p>
      <text:p text:style-name="P18">L CONN_3 JP3</text:p>
      <text:p text:style-name="P18">U 1 1 329879E1</text:p>
      <text:p text:style-name="P18">P 1200 2000</text:p>
      <text:p text:style-name="P18">F 0 “JP3” H 1250 2200 60 0000 C CNN</text:p>
      <text:p text:style-name="P18">F 1 “CONN_3” V 1350 2000 50 0000 C CNN</text:p>
      <text:p text:style-name="P17">F 4 "example" H 8000 4350 60 <text:s/>0000 C CIB "myfield"</text:p>
      <text:p text:style-name="P18"><text:s text:c="4"/>1 1200 2000</text:p>
      <text:p text:style-name="P19"><text:span text:style-name="T8"><text:s text:c="3"/>1 0 0 - 1</text:span> </text:p>
      <text:p text:style-name="P18">$EndComp</text:p>
      <text:p text:style-name="P8"/>
      <text:h text:style-name="P32" text:outline-level="2"><text:bookmark-start text:name="__RefHeading__592_62128461"/>Description of a NoConnect symbol<text:bookmark-end text:name="__RefHeading__592_62128461"/></text:h>
      <text:p text:style-name="P16">Format: <text:span text:style-name="T1">NoConn ~ </text:span><text:span text:style-name="T3">posx posy</text:span></text:p>
      <text:p text:style-name="P16">Example:</text:p>
      <text:p text:style-name="P18">NoConn ~ 13400 5500</text:p>
      <text:p text:style-name="P8"/>
      <text:h text:style-name="P32" text:outline-level="2"><text:bookmark-start text:name="__RefHeading__594_62128461"/>Description of a hierarchical sheet symbol<text:bookmark-end text:name="__RefHeading__594_62128461"/></text:h>
      <text:p text:style-name="P16">Format:</text:p>
      <text:p text:style-name="P4">$Sheet</text:p>
      <text:p text:style-name="P5"><text:span text:style-name="T1">S </text:span><text:span text:style-name="T3">posx posy dimx dimy</text:span></text:p>
      <text:p text:style-name="P6">List of Sheet Labels</text:p>
      <text:p text:style-name="P4">$EndSheet</text:p>
      <text:p text:style-name="P16">Format of Sheet Labels</text:p>
      <text:p text:style-name="P27"><text:span text:style-name="T2">Fn</text:span> “text” forms side posx posy dimension</text:p>
      <text:p text:style-name="P27">With:</text:p>
      <text:p text:style-name="P7">n = sequence number (0..x).</text:p>
      <text:p text:style-name="P7">n = 0: name of the corresponding schematic file.</text:p>
      <text:p text:style-name="P7">n = 1: name of the sheet of hierarchy.</text:p>
      <text:p text:style-name="P7">form = I (input) O (output) B (BiDi) T (tri state) U (unspecified)</text:p>
      <text:p text:style-name="P7">side = R (right) , L (left)., T (tpo) , B (bottom)</text:p>
      <text:p text:style-name="P16">Example:</text:p>
      <text:p text:style-name="P10"/>
      <text:p text:style-name="P18">$Sheet</text:p>
      <text:p text:style-name="P18">S 1800 1600 1500 1500</text:p>
      <text:p text:style-name="P18">F0 “PROGALIM.SCH” 60</text:p>
      <text:p text:style-name="P18"><text:soft-page-break/>F1 “PROGALIM.SCH” 60</text:p>
      <text:p text:style-name="P19"><text:span text:style-name="T8">F2 “CLK” O R 3300 1800 60</text:span> </text:p>
      <text:p text:style-name="P19"><text:span text:style-name="T8">F3 “/RESET” O R 3300 2000 60</text:span> </text:p>
      <text:p text:style-name="P19"><text:span text:style-name="T8">F4 “VPWR” O R 3300 2700 60</text:span> </text:p>
      <text:p text:style-name="P19"><text:span text:style-name="T8">F5 “/HALT” O R 3300 2100 60</text:span> </text:p>
      <text:p text:style-name="P19"><text:span text:style-name="T8">F6 “TRANSF1” I L 1800 1900 60</text:span> </text:p>
      <text:p text:style-name="P19"><text:span text:style-name="T8">F7 “TRANSF2” I L 1800 2000 60</text:span> </text:p>
      <text:p text:style-name="P19"><text:span text:style-name="T8">F8 “3.84MH” O R 3300 2200 60</text:span> </text:p>
      <text:p text:style-name="P18">$EndSheet</text:p>
      <text:p text:style-name="P8"/>
      <text:h text:style-name="P32" text:outline-level="2"><text:bookmark-start text:name="__RefHeading__596_62128461"/>Description of a text note<text:bookmark-end text:name="__RefHeading__596_62128461"/></text:h>
      <text:p text:style-name="P16">Format: <text:span text:style-name="T1">Text Notes </text:span><text:span text:style-name="T3">posx posy orientation dimension ~</text:span></text:p>
      <text:p text:style-name="P6">Text</text:p>
      <text:p text:style-name="P16">Example:</text:p>
      <text:p text:style-name="P20">Text Notes 2100 3250 1 60 ~</text:p>
      <text:p text:style-name="P20">TOTO</text:p>
      <text:p text:style-name="P8"/>
      <text:h text:style-name="P32" text:outline-level="2"><text:bookmark-start text:name="__RefHeading__598_62128461"/>Description of a Global Label<text:bookmark-end text:name="__RefHeading__598_62128461"/></text:h>
      <text:p text:style-name="P16">Format: <text:span text:style-name="T1">Text GLabel</text:span> <text:span text:style-name="T3">posx posy</text:span> <text:span text:style-name="T3">orientation dimension shape</text:span></text:p>
      <text:p text:style-name="P6">Text</text:p>
      <text:p text:style-name="P16">Example:</text:p>
      <text:p text:style-name="P10"/>
      <text:p text:style-name="P20">Text GLabel 3100 2500 2 60 UnSpc</text:p>
      <text:p text:style-name="P20">TITI</text:p>
      <text:p text:style-name="P20">Text GLabel 3150 2700 1 60 3State</text:p>
      <text:p text:style-name="P20">3STATES</text:p>
      <text:p text:style-name="P20">Text GLabel 2750 2800 0 60 UnSpc</text:p>
      <text:p text:style-name="P20">BIDI</text:p>
      <text:p text:style-name="P20">Text GLabel 2750 2650 0 60 Output</text:p>
      <text:p text:style-name="P20">GLABELOUT</text:p>
      <text:p text:style-name="P20">Text GLabel 2750 2400 0 60 Input</text:p>
      <text:p text:style-name="P20">RESET</text:p>
      <text:p text:style-name="P8"/>
      <text:h text:style-name="P32" text:outline-level="2"><text:bookmark-start text:name="__RefHeading__600_62128461"/>Description of a Hierarchical label<text:bookmark-end text:name="__RefHeading__600_62128461"/></text:h>
      <text:p text:style-name="P16">Format: <text:span text:style-name="T1">Text HLabel </text:span><text:span text:style-name="T3">posx posy orientation dimension</text:span><text:span text:style-name="T9"> </text:span><text:span text:style-name="T4">shape</text:span></text:p>
      <text:p text:style-name="P6">Text</text:p>
      <text:p text:style-name="P16">Example:</text:p>
      <text:p text:style-name="P10"/>
      <text:p text:style-name="P18">Text HLabel 3400 2000 0 60 Input</text:p>
      <text:p text:style-name="P18">/RESET</text:p>
      <text:p text:style-name="P8"/>
      <text:h text:style-name="P32" text:outline-level="2"><text:bookmark-start text:name="__RefHeading__602_62128461"/>Description of a label<text:bookmark-end text:name="__RefHeading__602_62128461"/></text:h>
      <text:p text:style-name="P16">Format: <text:span text:style-name="T1">Text Label </text:span><text:span text:style-name="T3">posx posy orientation dimension</text:span> <text:span text:style-name="T1">~</text:span></text:p>
      <text:p text:style-name="P6">Text</text:p>
      <text:p text:style-name="P16">Example:</text:p>
      <text:p text:style-name="P10"/>
      <text:p text:style-name="P18">Text Label 3400 2000 0 60 ~</text:p>
      <text:p text:style-name="P18">/RESET</text:p>
      <text:p text:style-name="P8"/>
      <text:h text:style-name="P32" text:outline-level="2"><text:bookmark-start text:name="__RefHeading__604_62128461"/>Description of a junction<text:bookmark-end text:name="__RefHeading__604_62128461"/></text:h>
      <text:p text:style-name="P16">Format: <text:span text:style-name="T1">Connection ~ </text:span><text:span text:style-name="T3">posx posy</text:span></text:p>
      <text:p text:style-name="P16">Example:</text:p>
      <text:p text:style-name="P14"/>
      <text:p text:style-name="P18">Connection ~ 13300 6500</text:p>
      <text:p text:style-name="P8"/>
      <text:h text:style-name="P32" text:outline-level="2"><text:bookmark-start text:name="__RefHeading__606_62128461"/>Description of a wire segment (Wire)<text:bookmark-end text:name="__RefHeading__606_62128461"/></text:h>
      <text:p text:style-name="P16">Format:</text:p>
      <text:p text:style-name="P4">Wire Wire Line</text:p>
      <text:p text:style-name="P26"><text:soft-page-break/>startx starty endx endy</text:p>
      <text:p text:style-name="P16">Example:</text:p>
      <text:p text:style-name="P10"/>
      <text:p text:style-name="P18">Wire Wire Line</text:p>
      <text:p text:style-name="P18">3300 1800 3900 1800</text:p>
      <text:p text:style-name="P8"/>
      <text:h text:style-name="P32" text:outline-level="2"><text:bookmark-start text:name="__RefHeading__608_62128461"/>Description of a Bus segment<text:bookmark-end text:name="__RefHeading__608_62128461"/></text:h>
      <text:p text:style-name="P16">Format:</text:p>
      <text:p text:style-name="P4">Wire Bus Line</text:p>
      <text:p text:style-name="P26">startx starty endx endy</text:p>
      <text:p text:style-name="P16">Example:</text:p>
      <text:p text:style-name="P10"/>
      <text:p text:style-name="P18">Wire Bus Line</text:p>
      <text:p text:style-name="P18">3900 5300 4500 5300</text:p>
      <text:p text:style-name="P11"/>
      <text:h text:style-name="P32" text:outline-level="2"><text:bookmark-start text:name="__RefHeading__610_62128461"/>Description of a dotted line segment <text:bookmark-end text:name="__RefHeading__610_62128461"/></text:h>
      <text:p text:style-name="P16">Format:</text:p>
      <text:p text:style-name="P4">Wire Notes Line </text:p>
      <text:p text:style-name="P26">startx starty endx endy</text:p>
      <text:p text:style-name="P16">Example:</text:p>
      <text:p text:style-name="P10"/>
      <text:p text:style-name="P20">Wire Notes Line </text:p>
      <text:p text:style-name="P20">2850 3350 2850 3050</text:p>
      <text:p text:style-name="P8"/>
      <text:h text:style-name="P32" text:outline-level="2"><text:bookmark-start text:name="__RefHeading__612_62128461"/>Description of a bus entry<text:bookmark-end text:name="__RefHeading__612_62128461"/></text:h>
      <text:p text:style-name="P16">Format:</text:p>
      <text:list xml:id="list29609376" text:style-name="L2">
        <text:list-item>
          <text:p text:style-name="P37">For an entry wire/bus :</text:p>
        </text:list-item>
      </text:list>
      <text:p text:style-name="P4">Wire Wire Bus</text:p>
      <text:p text:style-name="P26">startx starty endx endy</text:p>
      <text:list xml:id="list29589705" text:style-name="L3">
        <text:list-item>
          <text:p text:style-name="P38">For an entry bus/bus :</text:p>
        </text:list-item>
      </text:list>
      <text:p text:style-name="P4">Wire Bus Bus</text:p>
      <text:p text:style-name="P26">startx starty endx endy</text:p>
      <text:p text:style-name="P16">Example:</text:p>
      <text:p text:style-name="P14"/>
      <text:p text:style-name="P18">Entry Wire Bus</text:p>
      <text:p text:style-name="P18">4100 2300 4200 2400</text:p>
      <text:p text:style-name="P18">Entry Bus Bus</text:p>
      <text:p text:style-name="P18">4400 2600 4500 2700</text:p>
      <text:p text:style-name="P1"/>
      <text:h text:style-name="P32" text:outline-level="2"><text:bookmark-start text:name="__RefHeading__722_1530452691"/>Description of a Bitmap Image<text:bookmark-end text:name="__RefHeading__722_1530452691"/></text:h>
      <text:p text:style-name="P22">Bitmaps are considered to be 300x300 pixels per inch.</text:p>
      <text:p text:style-name="P22">A scaling factor is applied by Eeschema to adjust the actual bitmap size on screen.</text:p>
      <text:p text:style-name="P22">Format:</text:p>
      <text:p text:style-name="P23">$Bitmap</text:p>
      <text:p text:style-name="P21"><text:span text:style-name="T17">Pos</text:span><text:span text:style-name="T16"> </text:span><text:span text:style-name="T18">posx posy</text:span></text:p>
      <text:p text:style-name="P21"><text:span text:style-name="T17">Scale</text:span><text:span text:style-name="T16"> </text:span><text:span text:style-name="T18">scale value (float). This is the user scalin factor used to display the bitmap.</text:span></text:p>
      <text:p text:style-name="P23">Data</text:p>
      <text:p text:style-name="P28">Bitmap data , PNG format, in hexadecimal.</text:p>
      <text:p text:style-name="P28">Each byte is coded by 2 hexadecimal digits.</text:p>
      <text:p text:style-name="P28">Bytes are separated by a space.</text:p>
      <text:p text:style-name="P23">EndData</text:p>
      <text:p text:style-name="P23">$EndBitmap</text:p>
      <text:p text:style-name="P22"/>
      <text:p text:style-name="P16">Example:</text:p>
      <text:p text:style-name="P14"/>
      <text:p text:style-name="P24">$Bitmap</text:p>
      <text:p text:style-name="P24">Pos 7450 5600</text:p>
      <text:p text:style-name="P24">Scale 1,000000</text:p>
      <text:p text:style-name="P24">Data</text:p>
      <text:p text:style-name="P24">89 50 4E 47 0D 0A 1A 0A 00 00 00 0D 49 48 44 52 00 00 01 00 00 00 01 00 08 06 00 00 00 5C 72 A8</text:p>
      <text:p text:style-name="P24">66 00 00 00 04 73 42 49 54 08 08 08 08 7C 08 64 88 00 00 00 09 70 48 59 73 00 00 1B 58 00 00 1B</text:p>
      <text:p text:style-name="P24"><text:soft-page-break/>….</text:p>
      <text:p text:style-name="P24">EndData</text:p>
      <text:p text:style-name="P24">$EndBitmap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Tahoma1" svg:font-family="Tahoma"/>
    <style:font-face style:name="Times New Roman2" svg:font-family="'Times New Roman', serif"/>
    <style:font-face style:name="Times" svg:font-family="Times, 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Gras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style:page-number="auto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style:contextual-spacing="false"/>
      <style:text-properties style:use-window-font-color="true" style:font-name="Arial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1cm" fo:margin-right="0cm" fo:margin-top="0.199cm" fo:margin-bottom="0.199cm" style:contextual-spacing="false" fo:text-align="justify" style:justify-single-word="false" fo:keep-together="always" fo:orphans="0" fo:widows="0" fo:text-indent="0cm" style:auto-text-indent="false" fo:break-before="auto" fo:break-after="auto" fo:keep-with-next="auto"/>
      <style:text-properties style:use-window-font-color="true" style:font-name="Arial2" fo:font-size="12pt" fo:language="fr" fo:country="FR" fo:font-weight="bold" style:font-name-asian="Times New Roman2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suffix=" - " style:num-format="1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jean-pierre Charras</meta:initial-creator>
    <meta:creation-date>2006-04-12T09:01:35</meta:creation-date>
    <dc:date>2013-02-23T09:45:58.36</dc:date>
    <dc:language>fr-FR</dc:language>
    <meta:editing-cycles>33</meta:editing-cycles>
    <meta:editing-duration>PT1H43M44S</meta:editing-duration>
    <meta:document-statistic meta:table-count="0" meta:image-count="0" meta:object-count="0" meta:page-count="5" meta:paragraph-count="215" meta:word-count="1127" meta:character-count="5508" meta:non-whitespace-character-count="4595"/>
    <meta:user-defined meta:name="Info 1"/>
    <meta:user-defined meta:name="Info 2"/>
    <meta:user-defined meta:name="Info 3"/>
    <meta:user-defined meta:name="Info 4"/>
  </office:meta>
</office:document-meta>
</file>